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2cm" svg:x="2.5cm" svg:y="8.5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25cm" svg:height="1.75cm" svg:x="7cm" svg:y="4.25cm">
          <text:p text:style-name="P1">Sca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25cm" svg:height="1.75cm" svg:x="6.75cm" svg:y="12.25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25cm" svg:height="1.75cm" svg:x="6.75cm" svg:y="8.75cm">
          <text:p text:style-name="P1">Party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5cm" svg:height="1.5cm" svg:x="13.75cm" svg:y="8cm">
          <text:p text:style-name="P1">Arrange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5cm" svg:height="1.5cm" svg:x="13.75cm" svg:y="9.75cm">
          <text:p text:style-name="P1">Boxes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5cm" svg:height="1.75cm" svg:x="13.5cm" svg:y="1.25cm">
          <text:p text:style-name="P1">Wild pokemon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.5cm" svg:height="1.75cm" svg:x="13.5cm" svg:y="3.25cm">
          <text:p text:style-name="P1">Trainer battle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4.5cm" svg:height="1.75cm" svg:x="13.5cm" svg:y="5.25cm">
          <text:p text:style-name="P1">Gy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25cm" svg:y1="9.5cm" svg:x2="7cm" svg:y2="5.125cm" draw:start-shape="id1" draw:start-glue-point="1" draw:end-shape="id2" draw:end-glue-point="3" svg:d="M5250 9500h875v-4375h875" svg:viewBox="0 0 1751 4376">
          <text:p/>
        </draw:connector>
        <draw:connector draw:style-name="gr5" draw:text-style-name="P1" draw:layer="layout" svg:x1="5.25cm" svg:y1="9.5cm" svg:x2="6.75cm" svg:y2="9.625cm" draw:start-shape="id1" draw:start-glue-point="1" draw:end-shape="id3" draw:end-glue-point="3" svg:d="M5250 9500h750v125h750" svg:viewBox="0 0 1501 126">
          <text:p/>
        </draw:connector>
        <draw:connector draw:style-name="gr5" draw:text-style-name="P1" draw:layer="layout" svg:x1="5.25cm" svg:y1="9.5cm" svg:x2="6.75cm" svg:y2="13.125cm" draw:start-shape="id1" draw:start-glue-point="1" draw:end-shape="id4" draw:end-glue-point="3" svg:d="M5250 9500h750v3625h750" svg:viewBox="0 0 1501 3626">
          <text:p/>
        </draw:connector>
        <draw:connector draw:style-name="gr5" draw:text-style-name="P1" draw:layer="layout" svg:x1="10.25cm" svg:y1="5.125cm" svg:x2="13.5cm" svg:y2="2.125cm" draw:start-shape="id2" draw:start-glue-point="1" draw:end-shape="id5" draw:end-glue-point="3" svg:d="M10250 5125h1625v-3000h1625" svg:viewBox="0 0 3251 3001">
          <text:p/>
        </draw:connector>
        <draw:connector draw:style-name="gr5" draw:text-style-name="P1" draw:layer="layout" svg:x1="10.25cm" svg:y1="5.125cm" svg:x2="13.5cm" svg:y2="4.125cm" draw:start-shape="id2" draw:start-glue-point="1" draw:end-shape="id6" draw:end-glue-point="3" svg:d="M10250 5125h1625v-1000h1625" svg:viewBox="0 0 3251 1001">
          <text:p/>
        </draw:connector>
        <draw:connector draw:style-name="gr5" draw:text-style-name="P1" draw:layer="layout" svg:x1="10.25cm" svg:y1="5.125cm" svg:x2="13.5cm" svg:y2="6.125cm" draw:start-shape="id2" draw:start-glue-point="1" draw:end-shape="id7" draw:end-glue-point="3" svg:d="M10250 5125h1625v1000h1625" svg:viewBox="0 0 3251 1001">
          <text:p/>
        </draw:connector>
        <draw:connector draw:style-name="gr5" draw:text-style-name="P1" draw:layer="layout" svg:x1="10cm" svg:y1="9.625cm" svg:x2="13.75cm" svg:y2="8.75cm" draw:start-shape="id3" draw:start-glue-point="1" draw:end-shape="id8" draw:end-glue-point="3" svg:d="M10000 9625h1875v-875h1875" svg:viewBox="0 0 3751 876">
          <text:p/>
        </draw:connector>
        <draw:connector draw:style-name="gr5" draw:text-style-name="P1" draw:layer="layout" svg:x1="10cm" svg:y1="9.625cm" svg:x2="13.75cm" svg:y2="10.5cm" draw:start-shape="id3" draw:start-glue-point="1" draw:end-shape="id9" draw:end-glue-point="3" svg:d="M10000 9625h1875v875h1875" svg:viewBox="0 0 3751 8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7T16:51:10.720863542</meta:creation-date>
    <dc:date>2021-12-17T17:05:50.377370971</dc:date>
    <meta:editing-duration>PT32S</meta:editing-duration>
    <meta:editing-cycles>1</meta:editing-cycles>
    <meta:document-statistic meta:object-count="17"/>
    <meta:generator>LibreOffice/7.0.4.2$Linux_X86_64 LibreOffice_project/00$Build-2</meta:generator>
  </office:meta>
</office:document-meta>
</file>